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570000037E6F5EE1FD3CD7B76F.png" manifest:media-type="image/png"/>
  <manifest:file-entry manifest:full-path="Pictures/1000000100000277000001239A8EC953DA083B6D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2" draw:name="Изображение1" text:anchor-type="as-char" svg:width="17cm" svg:height="13.679cm" draw:z-index="0"><draw:image xlink:href="Pictures/10000001000004570000037E6F5EE1FD3CD7B76F.png" xlink:type="simple" xlink:show="embed" xlink:actuate="onLoad" draw:mime-type="image/png"/></draw:frame><draw:frame draw:style-name="fr1" draw:name="Изображение2" text:anchor-type="char" svg:x="0.183cm" svg:y="14.09cm" svg:width="16.697cm" svg:height="7.699cm" draw:z-index="1"><draw:image xlink:href="Pictures/1000000100000277000001239A8EC953DA083B6D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6-30T17:08:32.083000000</dc:date>
    <meta:editing-duration>PT21S</meta:editing-duration>
    <meta:editing-cycles>1</meta:editing-cycles>
    <meta:document-statistic meta:table-count="0" meta:image-count="2" meta:object-count="0" meta:page-count="1" meta:paragraph-count="1" meta:word-count="0" meta:character-count="0" meta:non-whitespace-character-count="0"/>
    <meta:generator>LibreOffice/7.2.5.2$Windows_X86_64 LibreOffice_project/499f9727c189e6ef3471021d6132d4c694f357e5</meta:generator>
  </office:meta>
</office:document-meta>
</file>